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0" svg:font-family="0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2c665" officeooo:paragraph-rsid="0002c665" style:font-weight-asian="bold"/>
    </style:style>
    <style:style style:name="P2" style:family="paragraph" style:parent-style-name="Standard">
      <style:text-properties officeooo:rsid="0007d9e4" officeooo:paragraph-rsid="0008b896"/>
    </style:style>
    <style:style style:name="P3" style:family="paragraph" style:parent-style-name="Standard">
      <style:text-properties officeooo:rsid="0007d9e4" officeooo:paragraph-rsid="000d341c"/>
    </style:style>
    <style:style style:name="P4" style:family="paragraph" style:parent-style-name="Standard">
      <style:text-properties officeooo:rsid="0007d9e4" officeooo:paragraph-rsid="00142952"/>
    </style:style>
    <style:style style:name="P5" style:family="paragraph" style:parent-style-name="Standard">
      <style:text-properties officeooo:rsid="0007d9e4" officeooo:paragraph-rsid="001b5321"/>
    </style:style>
    <style:style style:name="P6" style:family="paragraph" style:parent-style-name="Standard">
      <style:text-properties officeooo:rsid="0007d9e4" officeooo:paragraph-rsid="002233c1"/>
    </style:style>
    <style:style style:name="P7" style:family="paragraph" style:parent-style-name="Standard">
      <style:text-properties officeooo:rsid="0007d9e4" officeooo:paragraph-rsid="0023733f"/>
    </style:style>
    <style:style style:name="P8" style:family="paragraph" style:parent-style-name="Standard">
      <style:text-properties officeooo:rsid="000ddb7f" officeooo:paragraph-rsid="000ddb7f"/>
    </style:style>
    <style:style style:name="P9" style:family="paragraph" style:parent-style-name="Standard">
      <style:text-properties officeooo:rsid="000ddb7f" officeooo:paragraph-rsid="00142952"/>
    </style:style>
    <style:style style:name="P10" style:family="paragraph" style:parent-style-name="Standard">
      <style:text-properties officeooo:rsid="000ddb7f" officeooo:paragraph-rsid="001d39d7"/>
    </style:style>
    <style:style style:name="P11" style:family="paragraph" style:parent-style-name="Standard">
      <style:text-properties officeooo:rsid="000ddb7f" officeooo:paragraph-rsid="002233c1"/>
    </style:style>
    <style:style style:name="P12" style:family="paragraph" style:parent-style-name="Standard">
      <style:text-properties officeooo:rsid="000ddb7f" officeooo:paragraph-rsid="0023733f"/>
    </style:style>
    <style:style style:name="P13" style:family="paragraph" style:parent-style-name="Standard">
      <style:text-properties officeooo:paragraph-rsid="001008ce"/>
    </style:style>
    <style:style style:name="P14" style:family="paragraph" style:parent-style-name="Standard">
      <style:text-properties fo:font-weight="normal" officeooo:rsid="00119afc" officeooo:paragraph-rsid="00119afc" style:font-weight-asian="normal" style:font-weight-complex="normal"/>
    </style:style>
    <style:style style:name="P15" style:family="paragraph" style:parent-style-name="Standard">
      <style:text-properties fo:font-weight="normal" officeooo:rsid="00119afc" officeooo:paragraph-rsid="00142952" style:font-weight-asian="normal" style:font-weight-complex="normal"/>
    </style:style>
    <style:style style:name="P16" style:family="paragraph" style:parent-style-name="Standard">
      <style:text-properties fo:font-weight="normal" officeooo:rsid="00122a7f" officeooo:paragraph-rsid="00122a7f" style:font-weight-asian="normal" style:font-weight-complex="normal"/>
    </style:style>
    <style:style style:name="P17" style:family="paragraph" style:parent-style-name="Standard">
      <style:text-properties fo:font-weight="normal" officeooo:rsid="00122a7f" officeooo:paragraph-rsid="00142952" style:font-weight-asian="normal" style:font-weight-complex="normal"/>
    </style:style>
    <style:style style:name="P18" style:family="paragraph" style:parent-style-name="Standard">
      <style:text-properties fo:font-weight="normal" officeooo:rsid="00122a7f" officeooo:paragraph-rsid="002233c1" style:font-weight-asian="normal" style:font-weight-complex="normal"/>
    </style:style>
    <style:style style:name="P19" style:family="paragraph" style:parent-style-name="Standard">
      <style:text-properties fo:font-weight="normal" officeooo:rsid="00122a7f" officeooo:paragraph-rsid="0023733f" style:font-weight-asian="normal" style:font-weight-complex="normal"/>
    </style:style>
    <style:style style:name="P20" style:family="paragraph" style:parent-style-name="Standard">
      <style:text-properties fo:font-weight="normal" officeooo:rsid="0023733f" officeooo:paragraph-rsid="0023733f" style:font-weight-asian="normal" style:font-weight-complex="normal"/>
    </style:style>
    <style:style style:name="P21" style:family="paragraph" style:parent-style-name="Standard">
      <style:text-properties fo:font-weight="normal" officeooo:rsid="0023eb52" officeooo:paragraph-rsid="0023eb52" style:font-weight-asian="normal" style:font-weight-complex="normal"/>
    </style:style>
    <style:style style:name="P22" style:family="paragraph" style:parent-style-name="Standard">
      <style:text-properties officeooo:paragraph-rsid="00142952"/>
    </style:style>
    <style:style style:name="P23" style:family="paragraph" style:parent-style-name="Standard">
      <style:text-properties officeooo:paragraph-rsid="002233c1"/>
    </style:style>
    <style:style style:name="P24" style:family="paragraph" style:parent-style-name="Standard">
      <style:text-properties officeooo:paragraph-rsid="0023733f"/>
    </style:style>
    <style:style style:name="P25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officeooo:rsid="0005b907" style:font-size-asian="14pt" style:font-weight-asian="bold" style:font-size-complex="14pt"/>
    </style:style>
    <style:style style:name="T4" style:family="text">
      <style:text-properties fo:font-size="14pt" fo:font-weight="bold" officeooo:rsid="001008ce" style:font-size-asian="14pt" style:font-weight-asian="bold" style:font-size-complex="14pt"/>
    </style:style>
    <style:style style:name="T5" style:family="text">
      <style:text-properties fo:font-size="14pt" fo:font-weight="bold" officeooo:rsid="00111b0d" style:font-size-asian="14pt" style:font-weight-asian="bold" style:font-size-complex="14pt"/>
    </style:style>
    <style:style style:name="T6" style:family="text">
      <style:text-properties fo:font-size="14pt" fo:font-weight="bold" officeooo:rsid="00122a7f" style:font-size-asian="14pt" style:font-weight-asian="bold" style:font-size-complex="14pt"/>
    </style:style>
    <style:style style:name="T7" style:family="text">
      <style:text-properties fo:font-size="14pt" fo:font-weight="bold" officeooo:rsid="00142952" style:font-size-asian="14pt" style:font-weight-asian="bold" style:font-size-complex="14pt"/>
    </style:style>
    <style:style style:name="T8" style:family="text">
      <style:text-properties fo:font-size="14pt" fo:font-weight="bold" officeooo:rsid="002233c1" style:font-size-asian="14pt" style:font-weight-asian="bold" style:font-size-complex="14pt"/>
    </style:style>
    <style:style style:name="T9" style:family="text">
      <style:text-properties fo:font-size="14pt" fo:font-weight="bold" officeooo:rsid="00240bcf" style:font-size-asian="14pt" style:font-weight-asian="bold" style:font-size-complex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officeooo:rsid="000d9664" style:font-weight-asian="bold"/>
    </style:style>
    <style:style style:name="T13" style:family="text">
      <style:text-properties fo:font-weight="bold" officeooo:rsid="001612a2" style:font-weight-asian="bold"/>
    </style:style>
    <style:style style:name="T14" style:family="text">
      <style:text-properties fo:font-weight="bold" officeooo:rsid="0017c1e1" style:font-weight-asian="bold"/>
    </style:style>
    <style:style style:name="T15" style:family="text">
      <style:text-properties fo:font-weight="bold" officeooo:rsid="0019b1fd" style:font-weight-asian="bold"/>
    </style:style>
    <style:style style:name="T16" style:family="text">
      <style:text-properties fo:font-weight="bold" officeooo:rsid="001b5321" style:font-weight-asian="bold"/>
    </style:style>
    <style:style style:name="T17" style:family="text">
      <style:text-properties fo:font-weight="bold" officeooo:rsid="001d39d7" style:font-weight-asian="bold"/>
    </style:style>
    <style:style style:name="T18" style:family="text">
      <style:text-properties officeooo:rsid="0002fb18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07d9e4" style:font-weight-asian="normal" style:font-weight-complex="normal"/>
    </style:style>
    <style:style style:name="T21" style:family="text">
      <style:text-properties fo:font-weight="normal" officeooo:rsid="000a1292" style:font-weight-asian="normal" style:font-weight-complex="normal"/>
    </style:style>
    <style:style style:name="T22" style:family="text">
      <style:text-properties fo:font-weight="normal" officeooo:rsid="000a90ee" style:font-weight-asian="normal" style:font-weight-complex="normal"/>
    </style:style>
    <style:style style:name="T23" style:family="text">
      <style:text-properties fo:font-weight="normal" officeooo:rsid="000eb333" style:font-weight-asian="normal" style:font-weight-complex="normal"/>
    </style:style>
    <style:style style:name="T24" style:family="text">
      <style:text-properties fo:font-weight="normal" officeooo:rsid="001d39d7" style:font-weight-asian="normal" style:font-weight-complex="normal"/>
    </style:style>
    <style:style style:name="T25" style:family="text">
      <style:text-properties officeooo:rsid="0008b896"/>
    </style:style>
    <style:style style:name="T26" style:family="text">
      <style:text-properties officeooo:rsid="000a1292"/>
    </style:style>
    <style:style style:name="T27" style:family="text">
      <style:text-properties officeooo:rsid="000a90ee"/>
    </style:style>
    <style:style style:name="T28" style:family="text">
      <style:text-properties officeooo:rsid="001e2822"/>
    </style:style>
    <style:style style:name="T29" style:family="text">
      <style:text-properties officeooo:rsid="002233c1"/>
    </style:style>
    <style:style style:name="T30" style:family="text">
      <style:text-properties officeooo:rsid="0023733f"/>
    </style:style>
    <style:style style:name="T31" style:family="text">
      <style:text-properties fo:color="#000000" style:font-name="Calibri" fo:font-size="11pt" style:font-name-asian="0" style:font-size-asian="11pt" style:language-asian="ar" style:country-asian="SA" style:font-name-complex="Calibri1" style:font-size-complex="11pt" style:language-complex="en" style:country-complex="US"/>
    </style:style>
    <style:style style:name="T32" style:family="text">
      <style:text-properties fo:color="#000000" style:font-name="Calibri" fo:font-size="11pt" fo:font-weight="bold" style:font-name-asian="0" style:font-size-asian="11pt" style:language-asian="ar" style:country-asian="SA" style:font-weight-asian="bold" style:font-name-complex="Calibri1" style:font-size-complex="11pt" style:language-complex="en" style:country-complex="US"/>
    </style:style>
    <style:style style:name="T33" style:family="text">
      <style:text-properties officeooo:rsid="0023eb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">Unit Tests</text:span></text:p>
      <text:p text:style-name="P1">Konrad Wisniewski - <text:span text:style-name="T18">10135143</text:span></text:p>
      <text:p text:style-name="Standard">The unit tests below give an idea of how the system should and shouldn’t behave in various conditions. It is important that the programs only return “<text:span text:style-name="T18">allow</text:span>”, “<text:span text:style-name="T18">deny</text:span>” and “unspecified”. These messages are used as to not betray the inner workings of the program to an adversary that is trying to brute force the system.</text:p>
      <text:p text:style-name="P13"><text:span text:style-name="T2">1 – </text:span><text:span text:style-name="T3">A</text:span><text:span text:style-name="T5"> </text:span><text:span text:style-name="T6">TCP </text:span><text:span text:style-name="T5">allow</text:span><text:span text:style-name="T3"> rule </text:span><text:span text:style-name="T4">that </text:span><text:span text:style-name="T3">completely mat</text:span><text:span text:style-name="T4">ches the</text:span><text:span text:style-name="T3"> </text:span><text:span text:style-name="T5">packet </text:span><text:span text:style-name="T3">should </text:span><text:span text:style-name="T4">return </text:span><text:span text:style-name="T3">allow</text:span></text:p>
      <text:p text:style-name="P16">This rule is to make sure that matching allow rules work. This particular test also makes sure that TCP rules work properly. </text:p>
      <text:p text:style-name="P2"><text:span text:style-name="T11">Rule File </text:span><text:span text:style-name="T13">(rule1.txt)</text:span></text:p>
      <text:p text:style-name="P2"><text:span text:style-name="T25">allow</text:span> tcp 100.100.100.<text:span text:style-name="T26">100</text:span>:10000 -&gt; 10.10.10.<text:span text:style-name="T27">10</text:span>:10</text:p>
      <text:p text:style-name="P3"><text:span text:style-name="T12">Packet</text:span><text:span text:style-name="T11"> </text:span><text:span text:style-name="T12">values </text:span><text:span text:style-name="T14">(tcpPacket.dat)</text:span><text:span text:style-name="T11">:</text:span></text:p>
      <text:p text:style-name="P8"><text:span text:style-name="T11"><text:tab/>Protocol: </text:span><text:span text:style-name="T19">TCP</text:span></text:p>
      <text:p text:style-name="P8"><text:span text:style-name="T11"><text:tab/>Source IP: <text:s/></text:span><text:span text:style-name="T20">100.100.100.</text:span><text:span text:style-name="T21">100</text:span></text:p>
      <text:p text:style-name="P8"><text:span text:style-name="T11"><text:tab/>Source Port: </text:span><text:span text:style-name="T20">10000</text:span></text:p>
      <text:p text:style-name="P8"><text:span text:style-name="T11"><text:tab/>Dest IP: </text:span><text:span text:style-name="T20">10.10.10.</text:span><text:span text:style-name="T22">10</text:span></text:p>
      <text:p text:style-name="P8"><text:span text:style-name="T11"><text:tab/>Dest Port: </text:span><text:span text:style-name="T23">1</text:span><text:span text:style-name="T20">0</text:span></text:p>
      <text:p text:style-name="Standard"><text:span text:style-name="T11">Expected Outputs: </text:span></text:p>
      <text:p text:style-name="P14">allow</text:p>
      <text:p text:style-name="P22"><text:span text:style-name="T7">2</text:span><text:span text:style-name="T2"> – </text:span><text:span text:style-name="T3">A</text:span><text:span text:style-name="T5">n </text:span><text:span text:style-name="T7">UDP</text:span><text:span text:style-name="T6"> </text:span><text:span text:style-name="T5">allow</text:span><text:span text:style-name="T3"> rule </text:span><text:span text:style-name="T4">that </text:span><text:span text:style-name="T3">completely mat</text:span><text:span text:style-name="T4">ches the</text:span><text:span text:style-name="T3"> </text:span><text:span text:style-name="T5">packet </text:span><text:span text:style-name="T3">should </text:span><text:span text:style-name="T4">return </text:span><text:span text:style-name="T3">allow</text:span></text:p>
      <text:p text:style-name="P17">This rule is to make sure that matching allow rules work. This particular test also makes sure that <text:span text:style-name="T28">UDP</text:span> rules work properly. </text:p>
      <text:p text:style-name="P4"><text:span text:style-name="T11">Rule File </text:span><text:span text:style-name="T15">(</text:span><text:span text:style-name="T17">rule2.dat</text:span><text:span text:style-name="T15">)</text:span><text:span text:style-name="T11">:</text:span></text:p>
      <text:p text:style-name="P4">allow udp 139.133.217.110:39376 -&gt; 139.133.233.2:1087</text:p>
      <text:p text:style-name="P5"><text:span text:style-name="T12">Packet</text:span><text:span text:style-name="T11"> </text:span><text:span text:style-name="T12">values </text:span><text:span text:style-name="T16">(</text:span><text:span text:style-name="T15">udpPacket.dat</text:span><text:span text:style-name="T16">)</text:span></text:p>
      <text:p text:style-name="P9"><text:span text:style-name="T11"><text:tab/>Protocol: </text:span><text:span text:style-name="T24">UDP</text:span></text:p>
      <text:p text:style-name="P10"><text:span text:style-name="T11"><text:tab/>Source IP: <text:s/></text:span><text:span text:style-name="T20">139.133.217.110:</text:span></text:p>
      <text:p text:style-name="P10"><text:span text:style-name="T11"><text:tab/>Source Port: </text:span><text:span text:style-name="T20">39376</text:span></text:p>
      <text:p text:style-name="P10"><text:span text:style-name="T11"><text:tab/>Dest IP: </text:span><text:span text:style-name="T20">139.133.233.2:</text:span></text:p>
      <text:p text:style-name="P10"><text:soft-page-break/><text:span text:style-name="T11"><text:tab/>Dest Port: </text:span><text:span text:style-name="T20">1087</text:span></text:p>
      <text:p text:style-name="P22"><text:span text:style-name="T11">Expected Outputs: </text:span></text:p>
      <text:p text:style-name="P15">allow</text:p>
      <text:p text:style-name="P23"><text:span text:style-name="T8">3</text:span><text:span text:style-name="T2"> – </text:span><text:span text:style-name="T3">A</text:span><text:span text:style-name="T5"> </text:span><text:span text:style-name="T8">deny r</text:span><text:span text:style-name="T3">ule </text:span><text:span text:style-name="T4">that </text:span><text:span text:style-name="T3">completely mat</text:span><text:span text:style-name="T4">ches the</text:span><text:span text:style-name="T3"> </text:span><text:span text:style-name="T5">packet </text:span><text:span text:style-name="T3">should </text:span><text:span text:style-name="T4">return </text:span><text:span text:style-name="T3">allow</text:span></text:p>
      <text:p text:style-name="P18">This rule is to make sure that matching <text:span text:style-name="T29">deny</text:span> rules work. <text:span text:style-name="T33">This packet has been rejected by the program.</text:span></text:p>
      <text:p text:style-name="P6"><text:span text:style-name="T11">Rule File </text:span><text:span text:style-name="T13">(rule1.txt)</text:span></text:p>
      <text:p text:style-name="P6"><text:span text:style-name="T30">deny</text:span> tcp 100.100.100.<text:span text:style-name="T26">100</text:span>:10000 -&gt; 10.10.10.<text:span text:style-name="T27">10</text:span>:10</text:p>
      <text:p text:style-name="P6"><text:span text:style-name="T12">Packet</text:span><text:span text:style-name="T11"> </text:span><text:span text:style-name="T12">values </text:span><text:span text:style-name="T14">(tcpPacket.dat)</text:span><text:span text:style-name="T11">:</text:span></text:p>
      <text:p text:style-name="P11"><text:span text:style-name="T11"><text:tab/>Protocol: </text:span><text:span text:style-name="T19">TCP</text:span></text:p>
      <text:p text:style-name="P11"><text:span text:style-name="T11"><text:tab/>Source IP: <text:s/></text:span><text:span text:style-name="T20">100.100.100.</text:span><text:span text:style-name="T21">100</text:span></text:p>
      <text:p text:style-name="P11"><text:span text:style-name="T11"><text:tab/>Source Port: </text:span><text:span text:style-name="T20">10000</text:span></text:p>
      <text:p text:style-name="P11"><text:span text:style-name="T11"><text:tab/>Dest IP: </text:span><text:span text:style-name="T20">10.10.10.</text:span><text:span text:style-name="T22">10</text:span></text:p>
      <text:p text:style-name="P11"><text:span text:style-name="T11"><text:tab/>Dest Port: </text:span><text:span text:style-name="T23">1</text:span><text:span text:style-name="T20">0</text:span></text:p>
      <text:p text:style-name="P23"><text:span text:style-name="T11">Expected Outputs: </text:span></text:p>
      <text:p text:style-name="P21">deny</text:p>
      <text:p text:style-name="P24"><text:span text:style-name="T2">1 – </text:span><text:span text:style-name="T3">Not UDP or TCP </text:span><text:span text:style-name="T9">packets should be blocked</text:span></text:p>
      <text:p text:style-name="P19">This rule is to make sure that matching allow rules work. This particular test also makes sure that TCP rules work properly. </text:p>
      <text:p text:style-name="P7"><text:span text:style-name="T11">Rule File </text:span><text:span text:style-name="T13">(rule1.txt)</text:span></text:p>
      <text:p text:style-name="P7"><text:span text:style-name="T30">deny</text:span> tcp 100.100.100.<text:span text:style-name="T26">100</text:span>:10000 -&gt; 10.10.10.<text:span text:style-name="T27">10</text:span>:10</text:p>
      <text:p text:style-name="P7"><text:span text:style-name="T12">Packet</text:span><text:span text:style-name="T11"> </text:span><text:span text:style-name="T12">values </text:span><text:span text:style-name="T14">(tcpPacket.dat)</text:span><text:span text:style-name="T11">:</text:span></text:p>
      <text:p text:style-name="P12"><text:span text:style-name="T11"><text:tab/>Protocol: </text:span><text:span text:style-name="T19">TCP</text:span></text:p>
      <text:p text:style-name="P12"><text:span text:style-name="T11"><text:tab/>Source IP: <text:s/></text:span><text:span text:style-name="T20">100.100.100.</text:span><text:span text:style-name="T21">100</text:span></text:p>
      <text:p text:style-name="P12"><text:span text:style-name="T11"><text:tab/>Source Port: </text:span><text:span text:style-name="T20">10000</text:span></text:p>
      <text:p text:style-name="P12"><text:span text:style-name="T11"><text:tab/>Dest IP: </text:span><text:span text:style-name="T20">10.10.10.</text:span><text:span text:style-name="T22">10</text:span></text:p>
      <text:p text:style-name="P12"><text:span text:style-name="T11"><text:tab/>Dest Port: </text:span><text:span text:style-name="T23">1</text:span><text:span text:style-name="T20">0</text:span></text:p>
      <text:p text:style-name="P24"><text:span text:style-name="T11">Expected Outputs: </text:span></text:p>
      <text:p text:style-name="P20"><text:span text:style-name="T31">den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0" svg:font-family="0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weight="bold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weight="bold" style:font-weight-asian="bold"/>
    </style:style>
    <style:style style:name="ListLabel_20_6" style:display-name="ListLabel 6" style:family="text">
      <style:text-properties fo:font-weight="bold" style:font-weight-asian="bold"/>
    </style:style>
    <style:style style:name="ListLabel_20_7" style:display-name="ListLabel 7" style:family="text">
      <style:text-properties fo:font-weight="bold" style:font-weight-asian="bold"/>
    </style:style>
    <style:style style:name="ListLabel_20_8" style:display-name="ListLabel 8" style:family="text">
      <style:text-properties fo:font-weight="bold" style:font-weight-asian="bold"/>
    </style:style>
    <style:style style:name="ListLabel_20_9" style:display-name="ListLabel 9" style:family="text">
      <style:text-properties fo:font-weight="bold" style:font-weight-asian="bold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>
      <style:text-properties fo:font-weight="bold" style:font-weight-asian="bold"/>
    </style:style>
    <style:style style:name="ListLabel_20_14" style:display-name="ListLabel 14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5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6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7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8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9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2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3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14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rad Michael Wisniewski</meta:initial-creator>
    <meta:editing-cycles>167</meta:editing-cycles>
    <meta:creation-date>2018-10-30T05:29:00</meta:creation-date>
    <dc:date>2018-12-05T19:38:21.695215027</dc:date>
    <meta:editing-duration>PT2H41M9S</meta:editing-duration>
    <meta:generator>LibreOffice/6.0.6.2$Linux_X86_64 LibreOffice_project/00$Build-2</meta:generator>
    <meta:document-statistic meta:table-count="0" meta:image-count="0" meta:object-count="0" meta:page-count="2" meta:paragraph-count="51" meta:word-count="305" meta:character-count="1978" meta:non-whitespace-character-count="168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